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0.50493448972702" calcext:value-type="float">
            <text:p>0.50493448972702</text:p>
          </table:table-cell>
          <table:table-cell office:value-type="float" office:value="0.316621422767639" calcext:value-type="float">
            <text:p>0.316621422767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-0.5846788883209229</text:p>
          </table:table-cell>
          <table:table-cell office:value-type="float" office:value="0.504340171813965" calcext:value-type="float">
            <text:p>0.504340171813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-0.5659564137458801</text:p>
          </table:table-cell>
          <table:table-cell office:value-type="string" calcext:value-type="string">
            <text:p>0-0.32058522105216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-0.5817149877548218</text:p>
          </table:table-cell>
          <table:table-cell office:value-type="float" office:value="0.384893238544464" calcext:value-type="float">
            <text:p>0.384893238544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-0.49167773127555847</text:p>
          </table:table-cell>
          <table:table-cell office:value-type="float" office:value="0.54732620716095" calcext:value-type="float">
            <text:p>0.547326207160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02506256104" calcext:value-type="float">
            <text:p>0.472002506256104</text:p>
          </table:table-cell>
          <table:table-cell office:value-type="float" office:value="0.69608473777771" calcext:value-type="float">
            <text:p>0.69608473777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1896524429321" calcext:value-type="float">
            <text:p>0.601896524429321</text:p>
          </table:table-cell>
          <table:table-cell office:value-type="float" office:value="0.571563899517059" calcext:value-type="float">
            <text:p>0.571563899517059</text:p>
          </table:table-cell>
          <table:table-cell office:value-type="string" calcext:value-type="string">
            <text:p>0-0.31579357385635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-0.73711758852005</text:p>
          </table:table-cell>
          <table:table-cell office:value-type="float" office:value="0.747511744499207" calcext:value-type="float">
            <text:p>0.747511744499207</text:p>
          </table:table-cell>
          <table:table-cell office:value-type="string" calcext:value-type="string">
            <text:p>0-0.2693440616130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-0.656729698181152</text:p>
          </table:table-cell>
          <table:table-cell office:value-type="float" office:value="0.488464504480362" calcext:value-type="float">
            <text:p>0.488464504480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0259073972702" calcext:value-type="float">
            <text:p>0.310259073972702</text:p>
          </table:table-cell>
          <table:table-cell office:value-type="float" office:value="0.522002458572388" calcext:value-type="float">
            <text:p>0.522002458572388</text:p>
          </table:table-cell>
          <table:table-cell office:value-type="string" calcext:value-type="string">
            <text:p>0-0.28526073694229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-0.36968040466308594</text:p>
          </table:table-cell>
          <table:table-cell office:value-type="string" calcext:value-type="string">
            <text:p>0-0.5191872715950012</text:p>
          </table:table-cell>
          <table:table-cell office:value-type="string" calcext:value-type="string">
            <text:p>0-0.28840401768684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-0.721072793006897</text:p>
          </table:table-cell>
          <table:table-cell office:value-type="float" office:value="0.663990378379822" calcext:value-type="float">
            <text:p>0.663990378379822</text:p>
          </table:table-cell>
          <table:table-cell office:value-type="string" calcext:value-type="string">
            <text:p>0-0.3503802716732025</text:p>
          </table:table-cell>
          <table:table-cell office:value-type="string" calcext:value-type="string">
            <text:p>0-0.29130908846855164</text:p>
          </table:table-cell>
        </table:table-row>
        <table:table-row table:style-name="ro1">
          <table:table-cell office:value-type="float" office:value="0.690084576606751" calcext:value-type="float">
            <text:p>0.690084576606751</text:p>
          </table:table-cell>
          <table:table-cell office:value-type="string" calcext:value-type="string">
            <text:p>0-0.5203281044960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.42573079466819763</text:p>
          </table:table-cell>
        </table:table-row>
        <table:table-row table:style-name="ro1">
          <table:table-cell office:value-type="float" office:value="0.796578347682953" calcext:value-type="float">
            <text:p>0.796578347682953</text:p>
          </table:table-cell>
          <table:table-cell office:value-type="string" calcext:value-type="string">
            <text:p>0-0.6039775609970093</text:p>
          </table:table-cell>
          <table:table-cell office:value-type="string" calcext:value-type="string">
            <text:p>0-0.3903873860836029</text:p>
          </table:table-cell>
          <table:table-cell office:value-type="float" office:value="0.359367460012436" calcext:value-type="float">
            <text:p>0.359367460012436</text:p>
          </table:table-cell>
        </table:table-row>
        <table:table-row table:style-name="ro1">
          <table:table-cell office:value-type="string" calcext:value-type="string">
            <text:p>0-0.4479999840259552</text:p>
          </table:table-cell>
          <table:table-cell office:value-type="string" calcext:value-type="string">
            <text:p>0-0.6173146367073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.293949693441391</text:p>
          </table:table-cell>
        </table:table-row>
        <table:table-row table:style-name="ro1">
          <table:table-cell office:value-type="string" calcext:value-type="string">
            <text:p>0-0.3550243079662323</text:p>
          </table:table-cell>
          <table:table-cell office:value-type="float" office:value="0.28918644785881" calcext:value-type="float">
            <text:p>0.28918644785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.3207412660121918</text:p>
          </table:table-cell>
        </table:table-row>
        <table:table-row table:style-name="ro1">
          <table:table-cell office:value-type="float" office:value="0.769920647144318" calcext:value-type="float">
            <text:p>0.769920647144318</text:p>
          </table:table-cell>
          <table:table-cell office:value-type="float" office:value="0.482718229293823" calcext:value-type="float">
            <text:p>0.482718229293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.3551684319972992</text:p>
          </table:table-cell>
        </table:table-row>
        <table:table-row table:style-name="ro1">
          <table:table-cell office:value-type="string" calcext:value-type="string">
            <text:p>0-0.6638851165771484</text:p>
          </table:table-cell>
          <table:table-cell office:value-type="string" calcext:value-type="string">
            <text:p>0-0.5888594388961792</text:p>
          </table:table-cell>
          <table:table-cell office:value-type="float" office:value="0" calcext:value-type="float">
            <text:p>0</text:p>
          </table:table-cell>
          <table:table-cell office:value-type="float" office:value="0.331157326698303" calcext:value-type="float">
            <text:p>0.331157326698303</text:p>
          </table:table-cell>
        </table:table-row>
        <table:table-row table:style-name="ro1">
          <table:table-cell office:value-type="string" calcext:value-type="string">
            <text:p>0-0.25990763306617737</text:p>
          </table:table-cell>
          <table:table-cell office:value-type="float" office:value="0.294248789548874" calcext:value-type="float">
            <text:p>0.294248789548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.32769665122032166</text:p>
          </table:table-cell>
        </table:table-row>
        <table:table-row table:style-name="ro1">
          <table:table-cell office:value-type="float" office:value="0.576403021812439" calcext:value-type="float">
            <text:p>0.576403021812439</text:p>
          </table:table-cell>
          <table:table-cell office:value-type="string" calcext:value-type="string">
            <text:p>0-0.7205368280410767</text:p>
          </table:table-cell>
          <table:table-cell office:value-type="float" office:value="0" calcext:value-type="float">
            <text:p>0</text:p>
          </table:table-cell>
          <table:table-cell office:value-type="float" office:value="0.270027756690979" calcext:value-type="float">
            <text:p>0.270027756690979</text:p>
          </table:table-cell>
        </table:table-row>
        <table:table-row table:style-name="ro1">
          <table:table-cell office:value-type="string" calcext:value-type="string">
            <text:p>0-0.451032817363739</text:p>
          </table:table-cell>
          <table:table-cell office:value-type="string" calcext:value-type="string">
            <text:p>0-0.44636836647987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.2928236722946167</text:p>
          </table:table-cell>
        </table:table-row>
        <table:table-row table:style-name="ro1">
          <table:table-cell office:value-type="float" office:value="0.409797817468643" calcext:value-type="float">
            <text:p>0.409797817468643</text:p>
          </table:table-cell>
          <table:table-cell office:value-type="float" office:value="0.713983714580536" calcext:value-type="float">
            <text:p>0.713983714580536</text:p>
          </table:table-cell>
          <table:table-cell office:value-type="string" calcext:value-type="string">
            <text:p>0-0.2904761731624603</text:p>
          </table:table-cell>
          <table:table-cell office:value-type="float" office:value="0.278827309608459" calcext:value-type="float">
            <text:p>0.278827309608459</text:p>
          </table:table-cell>
        </table:table-row>
        <table:table-row table:style-name="ro1">
          <table:table-cell office:value-type="string" calcext:value-type="string">
            <text:p>0-0.4288177490234375</text:p>
          </table:table-cell>
          <table:table-cell office:value-type="float" office:value="0.711362600326538" calcext:value-type="float">
            <text:p>0.711362600326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0.3024844527244568</text:p>
          </table:table-cell>
        </table:table-row>
        <table:table-row table:style-name="ro1">
          <table:table-cell office:value-type="string" calcext:value-type="string">
            <text:p>0-0.2482484132051468</text:p>
          </table:table-cell>
          <table:table-cell office:value-type="string" calcext:value-type="string">
            <text:p>0-0.36643561720848083</text:p>
          </table:table-cell>
          <table:table-cell office:value-type="float" office:value="0.287099272012711" calcext:value-type="float">
            <text:p>0.287099272012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175941824913" calcext:value-type="float">
            <text:p>0.46175941824913</text:p>
          </table:table-cell>
          <table:table-cell office:value-type="float" office:value="0.328875869512558" calcext:value-type="float">
            <text:p>0.328875869512558</text:p>
          </table:table-cell>
          <table:table-cell office:value-type="string" calcext:value-type="string">
            <text:p>0-0.31807368993759155</text:p>
          </table:table-cell>
          <table:table-cell office:value-type="float" office:value="0.392029583454132" calcext:value-type="float">
            <text:p>0.392029583454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3:30:26.759326633</meta:creation-date>
    <dc:date>2024-12-23T16:06:02.069169665</dc:date>
    <meta:editing-duration>PT53M53S</meta:editing-duration>
    <meta:editing-cycles>2</meta:editing-cycles>
    <meta:generator>LibreOffice/7.3.7.2$Linux_X86_64 LibreOffice_project/30$Build-2</meta:generator>
    <meta:document-statistic meta:table-count="1" meta:cell-count="100" meta:object-count="0"/>
  </office:meta>
</office:document-meta>
</file>